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983b0" draw:textarea-horizontal-align="justify" draw:textarea-vertical-align="middle" draw:auto-grow-height="false" fo:min-height="1cm" fo:min-width="6.2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middle" draw:auto-grow-height="false" fo:min-height="0.278cm" fo:min-width="1.751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1cm" fo:min-width="6.7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2a6099" draw:fill-color="#5983b0" draw:textarea-horizontal-align="justify" draw:textarea-vertical-align="middle" draw:auto-grow-height="false" fo:min-height="0.489cm" fo:min-width="1.75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2a6099" draw:fill-color="#5983b0" draw:textarea-horizontal-align="justify" draw:textarea-vertical-align="middle" draw:auto-grow-height="false" fo:min-height="0.488cm" fo:min-width="1.751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5983b0" draw:textarea-horizontal-align="justify" draw:textarea-vertical-align="middle" draw:auto-grow-height="false" fo:min-height="1cm" fo:min-width="10.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cccccc" draw:fill-color="#b2b2b2" draw:textarea-horizontal-align="justify" draw:textarea-vertical-align="middle" draw:auto-grow-height="false" fo:min-height="3.25cm" fo:min-width="0.024cm" loext:decorative="false"/>
    </style:style>
    <style:style style:name="gr8" style:family="graphic" style:parent-style-name="standard">
      <style:graphic-properties svg:stroke-color="#cccccc" draw:fill-color="#b2b2b2" draw:textarea-horizontal-align="justify" draw:textarea-vertical-align="middle" draw:auto-grow-height="false" fo:min-height="0.667cm" fo:min-width="0.024cm" loext:decorative="false"/>
    </style:style>
    <style:style style:name="gr9" style:family="graphic" style:parent-style-name="standard">
      <style:graphic-properties svg:stroke-color="#cccccc" draw:fill-color="#b2b2b2" draw:textarea-horizontal-align="justify" draw:textarea-vertical-align="middle" draw:auto-grow-height="false" fo:min-height="0.376cm" fo:min-width="1.032cm" loext:decorative="false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0.45cm" fo:min-width="3.4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cccccc" draw:fill-color="#b2b2b2" draw:textarea-horizontal-align="justify" draw:textarea-vertical-align="middle" draw:auto-grow-height="false" fo:min-height="1.192cm" fo:min-width="0.024cm" loext:decorative="false"/>
    </style:style>
    <style:style style:name="gr12" style:family="graphic" style:parent-style-name="standard">
      <style:graphic-properties svg:stroke-color="#cccccc" draw:fill-color="#b2b2b2" draw:textarea-horizontal-align="justify" draw:textarea-vertical-align="middle" draw:auto-grow-height="false" fo:min-height="0.376cm" fo:min-width="0.595cm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-color="#5983b0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5983b0"/>
      <style:paragraph-properties fo:text-align="center" style:writing-mode="lr-tb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-color="#5983b0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-color="#b2b2b2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5cm" svg:height="1.25cm" svg:x="1.75cm" svg:y="3.25cm">
          <text:p text:style-name="P1"><text:span text:style-name="T1">Etapa 1: Recuperação de dados de 15 dias de Ureia e Creatinin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5cm" svg:height="1cm" svg:x="4cm" svg:y="1.3cm">
          <text:p text:style-name="P3"><text:span text:style-name="T2">MIMIC-IV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6" draw:layer="layout" svg:width="7.2cm" svg:height="1.25cm" svg:x="1.95cm" svg:y="7.05cm">
          <text:p text:style-name="P5"><text:span text:style-name="T1">Etapa 2: Tratamento dos dado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1.399cm" svg:x="5.101cm" svg:y="5.101cm">
          <text:p text:style-name="P3"><text:span text:style-name="T2">Dataset Urei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2.25cm" svg:height="1.398cm" svg:x="7.602cm" svg:y="5.102cm">
          <text:p text:style-name="P3"><text:span text:style-name="T2">Dataset Creatinin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2.25cm" svg:height="1.399cm" svg:x="5.502cm" svg:y="8.902cm">
          <text:p text:style-name="P3"><text:span text:style-name="T3">Dataset Ureia</text:span></text:p>
          <text:p text:style-name="P3"><text:span text:style-name="T3">transformado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2.25cm" svg:height="1.398cm" svg:x="8.003cm" svg:y="8.903cm">
          <text:p text:style-name="P3"><text:span text:style-name="T3">Dataset Creatinina transformado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6" draw:layer="layout" svg:width="11cm" svg:height="1.25cm" svg:x="7.25cm" svg:y="14cm">
          <text:p text:style-name="P5"><text:span text:style-name="T1">Etapa 4: Agrupam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47cm" svg:height="4cm" svg:x="7.35cm" svg:y="10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047cm" svg:height="1.047cm" svg:x="7.353cm" svg:y="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047cm" svg:height="1.047cm" svg:x="6.953cm" svg:y="6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047cm" svg:height="1.047cm" svg:x="6.953cm" svg:y="4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047cm" svg:height="1.047cm" svg:x="4.653cm" svg:y="2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1.75cm" svg:height="1.25cm" svg:x="5.25cm" svg:y="1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3.95cm" svg:height="0.7cm" svg:x="1.25cm" svg:y="13.7cm">
          <text:p text:style-name="P5"><text:span text:style-name="T1">KMean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95cm" svg:height="0.7cm" svg:x="1.25cm" svg:y="14.5cm">
          <text:p text:style-name="P5"><text:span text:style-name="T1">Fuzzy C-Mean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95cm" svg:height="0.7cm" svg:x="1.25cm" svg:y="12.9cm">
          <text:p text:style-name="P5"><text:span text:style-name="T1">MeanShif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95cm" svg:height="0.7cm" svg:x="1.25cm" svg:y="15.3cm">
          <text:p text:style-name="P5"><text:span text:style-name="T1">DBSCA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cm" svg:height="1.25cm" svg:x="7.65cm" svg:y="15.75cm">
          <text:p text:style-name="P5"><text:span text:style-name="T1">Etapa 5: Comparação de desempenh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47cm" svg:height="1.047cm" svg:x="12.953cm" svg:y="15.1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7.2cm" svg:height="1.25cm" svg:x="12.05cm" svg:y="9.45cm">
          <text:p text:style-name="P5"><text:span text:style-name="T2">Etapa 3: Extração do comportamento das séries utilizando Mann-Kendal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5cm" svg:height="1.399cm" svg:x="15.503cm" svg:y="11.402cm">
          <text:p text:style-name="P3"><text:span text:style-name="T3">Dataset Ureia</text:span></text:p>
          <text:p text:style-name="P3"><text:span text:style-name="T3">Mann-Kendal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2.25cm" svg:height="1.398cm" svg:x="18.004cm" svg:y="11.403cm">
          <text:p text:style-name="P3"><text:span text:style-name="T3">Dataset Creatinina Mann-Kendal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7" draw:layer="layout" svg:width="1.047cm" svg:height="1.047cm" svg:x="17.353cm" svg:y="10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1.047cm" svg:height="1.647cm" svg:x="17.353cm" svg:y="12.60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1.251cm" svg:height="1.25cm" svg:x="10.499cm" svg:y="9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rial" fo:font-family="Arial" style:font-style-name="Regular" style:font-family-generic="swiss" style:font-pitch="variable" fo:font-size="18pt" fo:text-shadow="none" style:text-underline-style="none" style:letter-kerning="true" style:font-name-asian="DejaVu Sans" style:font-family-asian="'DejaVu Sans'" style:font-family-generic-asian="swiss" style:font-pitch-asian="variable" style:font-name-complex="Noto Sans1" style:font-family-complex="'Noto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0:29:14.187894942</meta:creation-date>
    <dc:date>2024-11-01T16:17:59.393752349</dc:date>
    <meta:editing-duration>PT11M44S</meta:editing-duration>
    <meta:editing-cycles>3</meta:editing-cycles>
    <meta:generator>LibreOffice/24.2.6.2$Linux_X86_64 LibreOffice_project/420$Build-2</meta:generator>
    <meta:document-statistic meta:object-count="26"/>
  </office:meta>
</office:document-meta>
</file>